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1"/>
        <table:table-row table:style-name="ro1">
          <table:table-cell office:value-type="string" calcext:value-type="string" table:number-columns-spanned="5" table:number-rows-spanned="1">
            <text:p>No Bottle</text:p>
          </table:table-cell>
          <table:covered-table-cell table:number-columns-repeated="4" table:style-name="Default"/>
          <table:table-cell table:style-name="Default"/>
          <table:table-cell office:value-type="string" calcext:value-type="string" table:number-columns-spanned="5" table:number-rows-spanned="1">
            <text:p>Bottle 75% filled</text:p>
          </table:table-cell>
          <table:covered-table-cell table:number-columns-repeated="4" table:style-name="Default"/>
          <table:table-cell table:style-name="Default"/>
          <table:table-cell office:value-type="string" calcext:value-type="string" table:number-columns-spanned="5" table:number-rows-spanned="1">
            <text:p>Bottle 0% filled</text:p>
          </table:table-cell>
          <table:covered-table-cell table:number-columns-repeated="4" table:style-name="Default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4.18784,</text:p>
          </table:table-cell>
          <table:table-cell office:value-type="string" calcext:value-type="string">
            <text:p>-0.303307,</text:p>
          </table:table-cell>
          <table:table-cell office:value-type="float" office:value="0.543984" calcext:value-type="float">
            <text:p>0.543984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1.64722,</text:p>
          </table:table-cell>
          <table:table-cell office:value-type="string" calcext:value-type="string">
            <text:p>-0.211755,</text:p>
          </table:table-cell>
          <table:table-cell office:value-type="float" office:value="1.64946" calcext:value-type="float">
            <text:p>1.6494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3.60952,</text:p>
          </table:table-cell>
          <table:table-cell office:value-type="string" calcext:value-type="string">
            <text:p>-0.24078,</text:p>
          </table:table-cell>
          <table:table-cell office:value-type="float" office:value="0.838594" calcext:value-type="float">
            <text:p>0.838594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179523,</text:p>
          </table:table-cell>
          <table:table-cell office:value-type="string" calcext:value-type="string">
            <text:p>0.544781,</text:p>
          </table:table-cell>
          <table:table-cell office:value-type="float" office:value="-11.9902" calcext:value-type="float">
            <text:p>-11.9902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184284,</text:p>
          </table:table-cell>
          <table:table-cell office:value-type="string" calcext:value-type="string">
            <text:p>0.255489,</text:p>
          </table:table-cell>
          <table:table-cell office:value-type="float" office:value="-11.8388" calcext:value-type="float">
            <text:p>-11.8388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178012,</text:p>
          </table:table-cell>
          <table:table-cell office:value-type="string" calcext:value-type="string">
            <text:p>0.480136,</text:p>
          </table:table-cell>
          <table:table-cell office:value-type="float" office:value="-11.8759" calcext:value-type="float">
            <text:p>-11.8759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1.52306,</text:p>
          </table:table-cell>
          <table:table-cell office:value-type="string" calcext:value-type="string">
            <text:p>5.09513,</text:p>
          </table:table-cell>
          <table:table-cell office:value-type="float" office:value="-0.358776" calcext:value-type="float">
            <text:p>-0.35877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5.4828,</text:p>
          </table:table-cell>
          <table:table-cell office:value-type="string" calcext:value-type="string">
            <text:p>1.0293,</text:p>
          </table:table-cell>
          <table:table-cell office:value-type="float" office:value="1.9913" calcext:value-type="float">
            <text:p>1.9913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2.45794,</text:p>
          </table:table-cell>
          <table:table-cell office:value-type="string" calcext:value-type="string">
            <text:p>4.2028,</text:p>
          </table:table-cell>
          <table:table-cell office:value-type="float" office:value="0.258736" calcext:value-type="float">
            <text:p>0.258736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395737,</text:p>
          </table:table-cell>
          <table:table-cell office:value-type="string" calcext:value-type="string">
            <text:p>0.108002,</text:p>
          </table:table-cell>
          <table:table-cell office:value-type="float" office:value="-17.7143" calcext:value-type="float">
            <text:p>-17.7143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0157822,</text:p>
          </table:table-cell>
          <table:table-cell office:value-type="string" calcext:value-type="string">
            <text:p>-0.104061,</text:p>
          </table:table-cell>
          <table:table-cell office:value-type="float" office:value="-18.3045" calcext:value-type="float">
            <text:p>-18.3045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314041,</text:p>
          </table:table-cell>
          <table:table-cell office:value-type="string" calcext:value-type="string">
            <text:p>0.0588625,</text:p>
          </table:table-cell>
          <table:table-cell office:value-type="float" office:value="-17.6418" calcext:value-type="float">
            <text:p>-17.6418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7.96385,</text:p>
          </table:table-cell>
          <table:table-cell office:value-type="string" calcext:value-type="string">
            <text:p>-1.21864,</text:p>
          </table:table-cell>
          <table:table-cell office:value-type="float" office:value="-1.03246" calcext:value-type="float">
            <text:p>-1.0324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7.02917,</text:p>
          </table:table-cell>
          <table:table-cell office:value-type="string" calcext:value-type="string">
            <text:p>-9.40869,</text:p>
          </table:table-cell>
          <table:table-cell office:value-type="float" office:value="2.18786" calcext:value-type="float">
            <text:p>2.1878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7.83468,</text:p>
          </table:table-cell>
          <table:table-cell office:value-type="string" calcext:value-type="string">
            <text:p>-3.08102,</text:p>
          </table:table-cell>
          <table:table-cell office:value-type="float" office:value="-0.177706" calcext:value-type="float">
            <text:p>-0.177706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091227,</text:p>
          </table:table-cell>
          <table:table-cell office:value-type="string" calcext:value-type="string">
            <text:p>-0.439657,</text:p>
          </table:table-cell>
          <table:table-cell office:value-type="float" office:value="-12.191" calcext:value-type="float">
            <text:p>-12.191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389149,</text:p>
          </table:table-cell>
          <table:table-cell office:value-type="string" calcext:value-type="string">
            <text:p>-0.206618,</text:p>
          </table:table-cell>
          <table:table-cell office:value-type="float" office:value="-12.4781" calcext:value-type="float">
            <text:p>-12.4781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0117405,</text:p>
          </table:table-cell>
          <table:table-cell office:value-type="string" calcext:value-type="string">
            <text:p>-0.393691,</text:p>
          </table:table-cell>
          <table:table-cell office:value-type="float" office:value="-12.0908" calcext:value-type="float">
            <text:p>-12.0908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2.35511,</text:p>
          </table:table-cell>
          <table:table-cell office:value-type="string" calcext:value-type="string">
            <text:p>-10.2432,</text:p>
          </table:table-cell>
          <table:table-cell office:value-type="float" office:value="-1.49297" calcext:value-type="float">
            <text:p>-1.49297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5.11078,</text:p>
          </table:table-cell>
          <table:table-cell office:value-type="string" calcext:value-type="string">
            <text:p>-15.1165,</text:p>
          </table:table-cell>
          <table:table-cell office:value-type="float" office:value="2.32449" calcext:value-type="float">
            <text:p>2.32449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0.232591,</text:p>
          </table:table-cell>
          <table:table-cell office:value-type="string" calcext:value-type="string">
            <text:p>-11.2198,</text:p>
          </table:table-cell>
          <table:table-cell office:value-type="float" office:value="-0.481793" calcext:value-type="float">
            <text:p>-0.481793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514059,</text:p>
          </table:table-cell>
          <table:table-cell office:value-type="string" calcext:value-type="string">
            <text:p>-0.238882,</text:p>
          </table:table-cell>
          <table:table-cell office:value-type="float" office:value="-9.07996" calcext:value-type="float">
            <text:p>-9.0799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58581,</text:p>
          </table:table-cell>
          <table:table-cell office:value-type="string" calcext:value-type="string">
            <text:p>0.303166,</text:p>
          </table:table-cell>
          <table:table-cell office:value-type="float" office:value="-9.3939" calcext:value-type="float">
            <text:p>-9.3939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522253,</text:p>
          </table:table-cell>
          <table:table-cell office:value-type="string" calcext:value-type="string">
            <text:p>-0.110483,</text:p>
          </table:table-cell>
          <table:table-cell office:value-type="float" office:value="-9.60558" calcext:value-type="float">
            <text:p>-9.60558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8.62466,</text:p>
          </table:table-cell>
          <table:table-cell office:value-type="string" calcext:value-type="string">
            <text:p>-8.85354,</text:p>
          </table:table-cell>
          <table:table-cell office:value-type="float" office:value="-1.83927" calcext:value-type="float">
            <text:p>-1.83927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18.5608,</text:p>
          </table:table-cell>
          <table:table-cell office:value-type="string" calcext:value-type="string">
            <text:p>-3.43451,</text:p>
          </table:table-cell>
          <table:table-cell office:value-type="float" office:value="2.45389" calcext:value-type="float">
            <text:p>2.45389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10.8286,</text:p>
          </table:table-cell>
          <table:table-cell office:value-type="string" calcext:value-type="string">
            <text:p>-7.66725,</text:p>
          </table:table-cell>
          <table:table-cell office:value-type="float" office:value="-0.705211" calcext:value-type="float">
            <text:p>-0.705211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529375,</text:p>
          </table:table-cell>
          <table:table-cell office:value-type="string" calcext:value-type="string">
            <text:p>0.398802,</text:p>
          </table:table-cell>
          <table:table-cell office:value-type="float" office:value="-7.09909" calcext:value-type="float">
            <text:p>-7.09909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0133411,</text:p>
          </table:table-cell>
          <table:table-cell office:value-type="string" calcext:value-type="string">
            <text:p>0.816851,</text:p>
          </table:table-cell>
          <table:table-cell office:value-type="float" office:value="-7.38136" calcext:value-type="float">
            <text:p>-7.3813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425641,</text:p>
          </table:table-cell>
          <table:table-cell office:value-type="string" calcext:value-type="string">
            <text:p>0.480521,</text:p>
          </table:table-cell>
          <table:table-cell office:value-type="float" office:value="-7.36897" calcext:value-type="float">
            <text:p>-7.36897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13.4989,</text:p>
          </table:table-cell>
          <table:table-cell office:value-type="string" calcext:value-type="string">
            <text:p>2.25201,</text:p>
          </table:table-cell>
          <table:table-cell office:value-type="float" office:value="-2.08204" calcext:value-type="float">
            <text:p>-2.08204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13.5642,</text:p>
          </table:table-cell>
          <table:table-cell office:value-type="string" calcext:value-type="string">
            <text:p>15.9727,</text:p>
          </table:table-cell>
          <table:table-cell office:value-type="float" office:value="2.53682" calcext:value-type="float">
            <text:p>2.53682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14.0033,</text:p>
          </table:table-cell>
          <table:table-cell office:value-type="string" calcext:value-type="string">
            <text:p>4.78769,</text:p>
          </table:table-cell>
          <table:table-cell office:value-type="float" office:value="-0.866953" calcext:value-type="float">
            <text:p>-0.866953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0740937,</text:p>
          </table:table-cell>
          <table:table-cell office:value-type="string" calcext:value-type="string">
            <text:p>0.739317,</text:p>
          </table:table-cell>
          <table:table-cell office:value-type="float" office:value="-5.10703" calcext:value-type="float">
            <text:p>-5.10703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816994,</text:p>
          </table:table-cell>
          <table:table-cell office:value-type="string" calcext:value-type="string">
            <text:p>0.467887,</text:p>
          </table:table-cell>
          <table:table-cell office:value-type="float" office:value="-4.19797" calcext:value-type="float">
            <text:p>-4.19797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202288,</text:p>
          </table:table-cell>
          <table:table-cell office:value-type="string" calcext:value-type="string">
            <text:p>0.703298,</text:p>
          </table:table-cell>
          <table:table-cell office:value-type="float" office:value="-4.4275" calcext:value-type="float">
            <text:p>-4.4275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4.92829,</text:p>
          </table:table-cell>
          <table:table-cell office:value-type="string" calcext:value-type="string">
            <text:p>13.9041,</text:p>
          </table:table-cell>
          <table:table-cell office:value-type="float" office:value="-2.25343" calcext:value-type="float">
            <text:p>-2.25343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4.72029,</text:p>
          </table:table-cell>
          <table:table-cell office:value-type="string" calcext:value-type="string">
            <text:p>22.0969,</text:p>
          </table:table-cell>
          <table:table-cell office:value-type="float" office:value="2.58682" calcext:value-type="float">
            <text:p>2.58682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2.90261,</text:p>
          </table:table-cell>
          <table:table-cell office:value-type="string" calcext:value-type="string">
            <text:p>15.7662,</text:p>
          </table:table-cell>
          <table:table-cell office:value-type="float" office:value="-0.980778" calcext:value-type="float">
            <text:p>-0.980778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774436,</text:p>
          </table:table-cell>
          <table:table-cell office:value-type="string" calcext:value-type="string">
            <text:p>0.288667,</text:p>
          </table:table-cell>
          <table:table-cell office:value-type="float" office:value="-2.76692" calcext:value-type="float">
            <text:p>-2.76692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971555,</text:p>
          </table:table-cell>
          <table:table-cell office:value-type="string" calcext:value-type="string">
            <text:p>-0.411429,</text:p>
          </table:table-cell>
          <table:table-cell office:value-type="float" office:value="-2.04281" calcext:value-type="float">
            <text:p>-2.04281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80456,</text:p>
          </table:table-cell>
          <table:table-cell office:value-type="string" calcext:value-type="string">
            <text:p>0.161095,</text:p>
          </table:table-cell>
          <table:table-cell office:value-type="float" office:value="-2.37947" calcext:value-type="float">
            <text:p>-2.37947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8.47333,</text:p>
          </table:table-cell>
          <table:table-cell office:value-type="string" calcext:value-type="string">
            <text:p>13.2187,</text:p>
          </table:table-cell>
          <table:table-cell office:value-type="float" office:value="-2.39446" calcext:value-type="float">
            <text:p>-2.3944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21.6526,</text:p>
          </table:table-cell>
          <table:table-cell office:value-type="string" calcext:value-type="string">
            <text:p>10.3844,</text:p>
          </table:table-cell>
          <table:table-cell office:value-type="float" office:value="2.59731" calcext:value-type="float">
            <text:p>2.59731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11.2698,</text:p>
          </table:table-cell>
          <table:table-cell office:value-type="string" calcext:value-type="string">
            <text:p>12.8949,</text:p>
          </table:table-cell>
          <table:table-cell office:value-type="float" office:value="-1.06208" calcext:value-type="float">
            <text:p>-1.06208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764699,</text:p>
          </table:table-cell>
          <table:table-cell office:value-type="string" calcext:value-type="string">
            <text:p>-0.489676,</text:p>
          </table:table-cell>
          <table:table-cell office:value-type="float" office:value="-1.45777" calcext:value-type="float">
            <text:p>-1.45777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305566,</text:p>
          </table:table-cell>
          <table:table-cell office:value-type="string" calcext:value-type="string">
            <text:p>-1.10792,</text:p>
          </table:table-cell>
          <table:table-cell office:value-type="float" office:value="-0.685827" calcext:value-type="float">
            <text:p>-0.685827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683916,</text:p>
          </table:table-cell>
          <table:table-cell office:value-type="string" calcext:value-type="string">
            <text:p>-0.591543,</text:p>
          </table:table-cell>
          <table:table-cell office:value-type="float" office:value="-1.89286" calcext:value-type="float">
            <text:p>-1.89286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16.3882,</text:p>
          </table:table-cell>
          <table:table-cell office:value-type="string" calcext:value-type="string">
            <text:p>1.22231,</text:p>
          </table:table-cell>
          <table:table-cell office:value-type="float" office:value="-2.53323" calcext:value-type="float">
            <text:p>-2.53323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21.0878,</text:p>
          </table:table-cell>
          <table:table-cell office:value-type="string" calcext:value-type="string">
            <text:p>-13.4068,</text:p>
          </table:table-cell>
          <table:table-cell office:value-type="float" office:value="2.57451" calcext:value-type="float">
            <text:p>2.57451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17.9267,</text:p>
          </table:table-cell>
          <table:table-cell office:value-type="string" calcext:value-type="string">
            <text:p>-1.35383,</text:p>
          </table:table-cell>
          <table:table-cell office:value-type="float" office:value="-1.14491" calcext:value-type="float">
            <text:p>-1.14491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0.0769223,</text:p>
          </table:table-cell>
          <table:table-cell office:value-type="string" calcext:value-type="string">
            <text:p>-0.963596,</text:p>
          </table:table-cell>
          <table:table-cell office:value-type="float" office:value="-1.39776" calcext:value-type="float">
            <text:p>-1.39776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802089,</text:p>
          </table:table-cell>
          <table:table-cell office:value-type="string" calcext:value-type="string">
            <text:p>-0.896033,</text:p>
          </table:table-cell>
          <table:table-cell office:value-type="float" office:value="-0.344251" calcext:value-type="float">
            <text:p>-0.344251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0608479,</text:p>
          </table:table-cell>
          <table:table-cell office:value-type="string" calcext:value-type="string">
            <text:p>-0.961304,</text:p>
          </table:table-cell>
          <table:table-cell office:value-type="float" office:value="-1.60796" calcext:value-type="float">
            <text:p>-1.60796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9.66389,</text:p>
          </table:table-cell>
          <table:table-cell office:value-type="string" calcext:value-type="string">
            <text:p>-13.871,</text:p>
          </table:table-cell>
          <table:table-cell office:value-type="float" office:value="-2.62671" calcext:value-type="float">
            <text:p>-2.62671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1.90555,</text:p>
          </table:table-cell>
          <table:table-cell office:value-type="string" calcext:value-type="string">
            <text:p>-25.4197,</text:p>
          </table:table-cell>
          <table:table-cell office:value-type="float" office:value="2.57177" calcext:value-type="float">
            <text:p>2.57177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8.08331,</text:p>
          </table:table-cell>
          <table:table-cell office:value-type="string" calcext:value-type="string">
            <text:p>-16.6355,</text:p>
          </table:table-cell>
          <table:table-cell office:value-type="float" office:value="-1.23803" calcext:value-type="float">
            <text:p>-1.23803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806654,</text:p>
          </table:table-cell>
          <table:table-cell office:value-type="string" calcext:value-type="string">
            <text:p>-0.574543,</text:p>
          </table:table-cell>
          <table:table-cell office:value-type="float" office:value="-1.76594" calcext:value-type="float">
            <text:p>-1.76594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1.21521,</text:p>
          </table:table-cell>
          <table:table-cell office:value-type="string" calcext:value-type="string">
            <text:p>0.102848,</text:p>
          </table:table-cell>
          <table:table-cell office:value-type="float" office:value="-1.73978" calcext:value-type="float">
            <text:p>-1.73978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883964,</text:p>
          </table:table-cell>
          <table:table-cell office:value-type="string" calcext:value-type="string">
            <text:p>-0.448586,</text:p>
          </table:table-cell>
          <table:table-cell office:value-type="float" office:value="-1.60757" calcext:value-type="float">
            <text:p>-1.60757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4.9862,</text:p>
          </table:table-cell>
          <table:table-cell office:value-type="string" calcext:value-type="string">
            <text:p>-16.4232,</text:p>
          </table:table-cell>
          <table:table-cell office:value-type="float" office:value="-2.682" calcext:value-type="float">
            <text:p>-2.682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19.1684,</text:p>
          </table:table-cell>
          <table:table-cell office:value-type="string" calcext:value-type="string">
            <text:p>-17.3872,</text:p>
          </table:table-cell>
          <table:table-cell office:value-type="float" office:value="2.56855" calcext:value-type="float">
            <text:p>2.56855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Force):</text:p>
          </table:table-cell>
          <table:table-cell office:value-type="string" calcext:value-type="string">
            <text:p>-8.05631,</text:p>
          </table:table-cell>
          <table:table-cell office:value-type="string" calcext:value-type="string">
            <text:p>-17.0005,</text:p>
          </table:table-cell>
          <table:table-cell office:value-type="float" office:value="-1.25926" calcext:value-type="float">
            <text:p>-1.25926</text:p>
          </table:table-cell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948788,</text:p>
          </table:table-cell>
          <table:table-cell office:value-type="string" calcext:value-type="string">
            <text:p>0.275429,</text:p>
          </table:table-cell>
          <table:table-cell office:value-type="float" office:value="-1.868" calcext:value-type="float">
            <text:p>-1.868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660122,</text:p>
          </table:table-cell>
          <table:table-cell office:value-type="string" calcext:value-type="string">
            <text:p>1.03022,</text:p>
          </table:table-cell>
          <table:table-cell office:value-type="float" office:value="-1.54752" calcext:value-type="float">
            <text:p>-1.54752</text:p>
          </table:table-cell>
          <table:table-cell/>
          <table:table-cell office:value-type="string" calcext:value-type="string">
            <text:p>Wrench</text:p>
          </table:table-cell>
          <table:table-cell office:value-type="string" calcext:value-type="string">
            <text:p>(Torque):</text:p>
          </table:table-cell>
          <table:table-cell office:value-type="string" calcext:value-type="string">
            <text:p>-0.906821,</text:p>
          </table:table-cell>
          <table:table-cell office:value-type="string" calcext:value-type="string">
            <text:p>0.412731,</text:p>
          </table:table-cell>
          <table:table-cell office:value-type="float" office:value="-1.3494" calcext:value-type="float">
            <text:p>-1.3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23:29:50.526013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8T20:57:55.462407375</meta:creation-date>
    <dc:date>2023-12-08T23:32:59.708653190</dc:date>
    <meta:editing-duration>PT8M29S</meta:editing-duration>
    <meta:editing-cycles>4</meta:editing-cycles>
    <meta:generator>LibreOffice/6.4.7.2$Linux_X86_64 LibreOffice_project/40$Build-2</meta:generator>
    <meta:document-statistic meta:table-count="1" meta:cell-count="342" meta:object-count="0"/>
  </office:meta>
</office:document-meta>
</file>